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Andale Sans UI1" svg:font-family="'Andale Sans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_20__28_user_29_">
      <style:text-properties fo:font-weight="normal" style:font-weight-asian="normal" style:font-weight-complex="normal"/>
    </style:style>
    <style:style style:name="P3" style:family="paragraph" style:parent-style-name="Standard_20__28_user_29_">
      <style:text-properties fo:font-weight="bold" style:font-weight-asian="bold" style:font-weight-complex="bold"/>
    </style:style>
    <style:style style:name="P4" style:family="paragraph" style:parent-style-name="Standard_20__28_user_29_">
      <style:text-properties fo:language="en" fo:country="GB"/>
    </style:style>
    <style:style style:name="P5" style:family="paragraph" style:parent-style-name="Standard_20__28_user_29_">
      <style:text-properties fo:language="en" fo:country="GB" fo:font-weight="normal" style:font-weight-asian="normal" style:font-weight-complex="normal"/>
    </style:style>
    <style:style style:name="P6" style:family="paragraph" style:parent-style-name="Standard_20__28_user_29_">
      <style:text-properties fo:language="en" fo:country="GB" fo:font-weight="bold" style:font-weight-asian="bold" style:font-weight-complex="bold"/>
    </style:style>
    <style:style style:name="P7" style:family="paragraph" style:parent-style-name="Standard_20__28_user_29_">
      <style:text-properties fo:language="en" fo:country="GB"/>
    </style:style>
    <style:style style:name="P8" style:family="paragraph" style:parent-style-name="Standard_20__28_user_29_">
      <style:text-properties fo:language="en" fo:country="GB" fo:font-weight="bold" style:font-weight-asian="bold" style:font-weight-complex="bold"/>
    </style:style>
    <style:style style:name="P9" style:family="paragraph" style:parent-style-name="Standard_20__28_user_29_">
      <style:text-properties fo:language="en" fo:country="GB" fo:font-weight="normal" style:font-weight-asian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text-line-through-style="solid"/>
    </style:style>
    <style:style style:name="T3" style:family="text">
      <style:text-properties fo:color="#ff0000" style:text-line-through-style="solid" fo:language="en" fo:country="GB"/>
    </style:style>
    <style:style style:name="T4" style:family="text">
      <style:text-properties fo:color="#ff0000" fo:language="en" fo:country="GB"/>
    </style:style>
    <style:style style:name="T5" style:family="text">
      <style:text-properties fo:color="#ff0000" fo:language="en" fo:country="GB" fo:font-weight="normal" style:font-weight-asian="normal" style:font-weight-complex="normal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fo:language="en" fo:country="GB" fo:font-weight="normal" style:font-weight-asian="normal" style:font-weight-complex="normal"/>
    </style:style>
    <style:style style:name="T8" style:family="text">
      <style:text-properties fo:font-variant="normal" fo:text-transform="none" fo:color="#ff0000" fo:letter-spacing="normal" fo:language="en" fo:country="GB" fo:font-weight="normal" style:font-weight-asian="normal" style:font-weight-complex="normal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ARIUSZ 4B:</text:p>
      <text:p text:style-name="P1"/>
      <text:p text:style-name="P1">Prolog:</text:p>
      <text:p text:style-name="P1"/>
      <text:p text:style-name="Standard_20__28_user_29_">PL</text:p>
      <text:p text:style-name="Standard_20__28_user_29_">Droga do Sunek Dalu była męcząca i uciążliwa, uszczupliła gromadę Marbusa z</text:p>
      <text:p text:style-name="Standard_20__28_user_29_">wielu kobiet i starców. Zawierucha była tak potężna, iż droga kilka metrów</text:p>
      <text:p text:style-name="Standard_20__28_user_29_">przed orkami była całkowicie niewidoczna. Trzeba było zawierzyć wargom. Poza</text:p>
      <text:p text:style-name="Standard_20__28_user_29_">tym, co czekało ich w Sunek Dalu? Gorąca strawa, ciepłe łóżka i piwo</text:p>
      <text:p text:style-name="Standard_20__28_user_29_">korzenne? Czy też bratobójcza walka o resztki prowiantu? Marbus nie</text:p>
      <text:p text:style-name="Standard_20__28_user_29_">wiedział, choć płynąca w nim dziko krew dawała mu przeczucie nadchodzącej</text:p>
      <text:p text:style-name="Standard_20__28_user_29_">bitwy...</text:p>
      <text:p text:style-name="Standard_20__28_user_29_">Poprawki:</text:p>
      <text:p text:style-name="Standard_20__28_user_29_">Droga do Sunek Dalu była męcząca i uciążliwa, uszczupliła gromadę Marbusa z</text:p>
      <text:p text:style-name="Standard_20__28_user_29_">wielu kobiet i starców. Zawierucha była tak potężna, iż ścieżka kilka metrów</text:p>
      <text:p text:style-name="Standard_20__28_user_29_">przed orkami była całkowicie niewidoczna. Trzeba było zawierzyć wargom. Poza</text:p>
      <text:p text:style-name="Standard_20__28_user_29_">tym, co czekało ich na miejscu? Gorąca strawa, ciepłe łóżka i piwo</text:p>
      <text:p text:style-name="Standard_20__28_user_29_">korzenne? Czy też bratobójcza walka o resztki prowiantu? Marbus nie</text:p>
      <text:p text:style-name="Standard_20__28_user_29_">wiedział, choć płynąca w nim dziko krew dawała mu przeczucie nadchodzącej</text:p>
      <text:p text:style-name="Standard_20__28_user_29_">bitwy...</text:p>
      <text:p text:style-name="Standard_20__28_user_29_">EN</text:p>
      <text:p text:style-name="Standard_20__28_user_29_">The <text:span text:style-name="T1">journey</text:span> to Sunek Dal was exhausting and burdensome, it decreased the Marbus'</text:p>
      <text:p text:style-name="Standard_20__28_user_29_">crowd by a considerable amount of women and elderly people. The blizzard was</text:p>
      <text:p text:style-name="Standard_20__28_user_29_">so <text:span text:style-name="T1">strong</text:span> that the road <text:span text:style-name="T1">a few meters</text:span> in front of <text:span text:style-name="T1">the</text:span> orcs was completely</text:p>
      <text:p text:style-name="Standard_20__28_user_29_">invisible. They had to trust <text:span text:style-name="T1">the</text:span> wolves. Apart from <text:span text:style-name="T1">that</text:span>, what <text:span text:style-name="T1">awaited</text:span> them</text:p>
      <text:p text:style-name="Standard_20__28_user_29_">in Sunek Dal? Hot meal, warm beds and root beer? Or maybe a fratricidal</text:p>
      <text:p text:style-name="Standard_20__28_user_29_">fight for the rest of <text:span text:style-name="T1">provisions</text:span>? Marbus didn't know it, <text:span text:style-name="T1">although</text:span> his wildly</text:p>
      <text:p text:style-name="Standard_20__28_user_29_"><text:span text:style-name="T1">flowing</text:span> blood gave him a feeling of <text:span text:style-name="T1">an</text:span> incoming battle.</text:p>
      <text:p text:style-name="P2"/>
      <text:p text:style-name="P3">Dialog początkowy:</text:p>
      <text:p text:style-name="P3"/>
      <text:p text:style-name="Standard_20__28_user_29_">PL</text:p>
      <text:p text:style-name="Standard_20__28_user_29_">Kuzynie, coś jest zdecydowanie na rzeczy. Wargi są niespokojne. Zachowują</text:p>
      <text:p text:style-name="Standard_20__28_user_29_">się, jak na bitwie. Miejmy nadzieję, że nie przybyliśmy za późno.</text:p>
      <text:p text:style-name="Standard_20__28_user_29_">Poprawki:</text:p>
      <text:p text:style-name="Standard_20__28_user_29_">Kuzynie, coś jest zdecydowanie na rzeczy. Wargi są niespokojne. Zachowują</text:p>
      <text:p text:style-name="Standard_20__28_user_29_">się tak, jak na bitwie. Miejmy nadzieję, że nie przybyliśmy za późno.</text:p>
      <text:p text:style-name="Standard_20__28_user_29_">EN</text:p>
      <text:p text:style-name="Standard_20__28_user_29_">My cousin, something is on. Our wolves are <text:span text:style-name="T1">anxious</text:span>. They behave as in a</text:p>
      <text:p text:style-name="P2">battle. I hope <text:span text:style-name="T1">we haven’t come here too late</text:span>.</text:p>
      <text:p text:style-name="P2"/>
      <text:p text:style-name="P3">Dialog spotkania orka/trolla:</text:p>
      <text:p text:style-name="P3"/>
      <text:p text:style-name="Standard_20__28_user_29_">PL</text:p>
      <text:p text:style-name="Standard_20__28_user_29_">Walczcie, nędzne kundle! Walczcie, jeśli chcecie się pożywić się jedzeniem,</text:p>
      <text:p text:style-name="Standard_20__28_user_29_">które ten nędzny troll przed nami ukrywa!</text:p>
      <text:p text:style-name="Standard_20__28_user_29_">Poprawki:</text:p>
      <text:p text:style-name="Standard_20__28_user_29_">Walczcie, nędzne kundle! Walczcie, jeśli chcecie się pożywić się jedzeniem,</text:p>
      <text:p text:style-name="Standard_20__28_user_29_">które ten stary troll przed nami ukrywa!</text:p>
      <text:p text:style-name="Standard_20__28_user_29_">EN</text:p>
      <text:p text:style-name="Standard_20__28_user_29_">Fight, poor dogs! Fight if you want to feed yoursel<text:span text:style-name="T1">ves</text:span> <text:span text:style-name="T1">on</text:span> the food this</text:p>
      <text:p text:style-name="P2">shabby troll is hiding from us!</text:p>
      <text:p text:style-name="P3"><text:soft-page-break/>Dialog końcowy:</text:p>
      <text:p text:style-name="P3"/>
      <text:p text:style-name="Standard_20__28_user_29_">PL</text:p>
      <text:p text:style-name="Standard_20__28_user_29_">Wódz ork - mądry ork. Przewodzić lepiej, niż poprzedni. Trolle chętnie</text:p>
      <text:p text:style-name="Standard_20__28_user_29_">przyłączyć się do wodza orka.</text:p>
      <text:p text:style-name="Standard_20__28_user_29_">Poprawka:</text:p>
      <text:p text:style-name="Standard_20__28_user_29_">Wódz ork <text:span text:style-name="T6">—</text:span> <text:s/>mądry ork. Przewodzić lepiej, niż poprzedni. Trolle chętnie</text:p>
      <text:p text:style-name="Standard_20__28_user_29_">przyłączyć się do wodza orka.</text:p>
      <text:p text:style-name="Standard_20__28_user_29_">EN</text:p>
      <text:p text:style-name="Standard_20__28_user_29_">Orc ruler - wise orc. Rules better than formers. Trolls willingly join orc</text:p>
      <text:p text:style-name="Standard_20__28_user_29_">ruler.</text:p>
      <text:p text:style-name="P2"/>
      <text:p text:style-name="P3">Dialogi wypuszczania trolli:</text:p>
      <text:p text:style-name="P3"/>
      <text:p text:style-name="Standard_20__28_user_29_">PL</text:p>
      <text:p text:style-name="Standard_20__28_user_29_">To być nasz mistrz w rzucie głazem! Nikt nie potrafi miotać kamieniem tak</text:p>
      <text:p text:style-name="Standard_20__28_user_29_">daleko jak on!</text:p>
      <text:p text:style-name="Standard_20__28_user_29_">Poprawki:</text:p>
      <text:p text:style-name="Standard_20__28_user_29_">To być nasz mistrz w rzucie głazem! Nikt nie potrafi miotać kamieniem tak</text:p>
      <text:p text:style-name="Standard_20__28_user_29_">daleko, jak on!</text:p>
      <text:p text:style-name="Standard_20__28_user_29_">EN</text:p>
      <text:p text:style-name="P2">This <text:span text:style-name="T1">be </text:span>our master in boulder throw! None throw<text:span text:style-name="T2">s</text:span> stones as far as him!</text:p>
      <text:p text:style-name="P2"/>
      <text:p text:style-name="P2"/>
      <text:p text:style-name="P3">SCENARIUSZ SZÓSTY:</text:p>
      <text:p text:style-name="P3"/>
      <text:p text:style-name="P3">Początek scenariusza:</text:p>
      <text:p text:style-name="P3"/>
      <text:p text:style-name="P4">PL</text:p>
      <text:p text:style-name="P4">Uspokój się, Gewoldzie, albo uznam, że na starość zaczynasz robić się</text:p>
      <text:p text:style-name="P4">zrzędliwy. Nie ma już dla nas drogi powrotnej- musimy iść naprzód.</text:p>
      <text:p text:style-name="P4">Poprawki:</text:p>
      <text:p text:style-name="P4">Uspokój się, Gewoldzie, albo uznam, że na starość zaczynasz robić się</text:p>
      <text:p text:style-name="Standard_20__28_user_29_"><text:span text:style-name="T9">zrzędliwy. Nie ma już dla nas drogi powrotnej </text:span><text:span text:style-name="T6">—</text:span> <text:s/><text:span text:style-name="T9">musimy iść naprzód.</text:span></text:p>
      <text:p text:style-name="P4">EN</text:p>
      <text:p text:style-name="P4">Calm down, Gewold, or I will deem that you are becoming crusty due to the</text:p>
      <text:p text:style-name="P5">old age. There is no way back for us - we must move forward.</text:p>
      <text:p text:style-name="P5"/>
      <text:p text:style-name="P4">PL</text:p>
      <text:p text:style-name="P4">Naprzód, moi wojownicy! Poruszajcie się sprawnie i cicho. Nie rozdzielajcie</text:p>
      <text:p text:style-name="P4">się jednak: nie wiadomo, jakie niebezpieczeństwa czekają nas w tych tunelach.</text:p>
      <text:p text:style-name="P4">Poprawki:</text:p>
      <text:p text:style-name="P4">Naprzód, moi wojownicy! Poruszajcie się sprawnie i cicho. Nie rozdzielajcie</text:p>
      <text:p text:style-name="P4">się jednak <text:span text:style-name="T6">—</text:span> nie wiadomo, jakie niebezpieczeństwa czekają nas w tych tunelach.</text:p>
      <text:p text:style-name="P4">EN</text:p>
      <text:p text:style-name="Standard_20__28_user_29_"><text:span text:style-name="T9">Onward</text:span><text:span text:style-name="T4">s</text:span><text:span text:style-name="T9">, my warriors! Move </text:span><text:span text:style-name="T4">deftly</text:span><text:span text:style-name="T9"> and quietly! Don't split up </text:span><text:span text:style-name="T4">though</text:span><text:span text:style-name="T9">, </text:span><text:span text:style-name="T3">however</text:span><text:span text:style-name="T9"> - we</text:span></text:p>
      <text:p text:style-name="P5">don't know what dangers <text:span text:style-name="T2">will</text:span> await us in these tunnels.</text:p>
      <text:p text:style-name="P5"/>
      <text:p text:style-name="P6">Spotkanie nag:</text:p>
      <text:p text:style-name="P6"/>
      <text:p text:style-name="P4">PL</text:p>
      <text:p text:style-name="P4">Czyż nie mylą mnie zmysły? Jakże to możliwe, że dumna niegdyś rasa nag</text:p>
      <text:p text:style-name="P4"><text:soft-page-break/>osiadła pod ziemię? Pamiętam czasy, gdy nasze ludy tworzyły jedność,</text:p>
      <text:p text:style-name="P4">władając bagnami i rzekami na całym kontynencie.</text:p>
      <text:p text:style-name="P4">Poprawki:</text:p>
      <text:p text:style-name="P4">Czyż nie mylą mnie zmysły? Jakże to możliwe, że dumna niegdyś rasa nag</text:p>
      <text:p text:style-name="P4">osiadła pod ziemią? Pamiętam czasy, gdy nasze ludy tworzyły jedność,</text:p>
      <text:p text:style-name="P4">władając bagnami i rzekami na całym kontynencie.</text:p>
      <text:p text:style-name="P4">EN</text:p>
      <text:p text:style-name="Standard_20__28_user_29_"><text:span text:style-name="T9">Are </text:span><text:span text:style-name="T4">my</text:span><text:span text:style-name="T9"> senses failing me? How is it possible that a </text:span><text:span text:style-name="T4">once</text:span><text:span text:style-name="T9"> proud race of</text:span></text:p>
      <text:p text:style-name="Standard_20__28_user_29_"><text:span text:style-name="T9">nagas settled under the ground? I remember times when our </text:span><text:span text:style-name="T4">folks</text:span><text:span text:style-name="T9"> </text:span><text:span text:style-name="T3">made one </text:span><text:span text:style-name="T4"><text:s/>were united</text:span><text:span text:style-name="T9">,</text:span></text:p>
      <text:p text:style-name="P5">ruling the swamps and rivers on the whole continent.</text:p>
      <text:p text:style-name="P5"/>
      <text:p text:style-name="P4">PL</text:p>
      <text:p text:style-name="P4">Przemyśl to jeszcze... Nie każdy, kto nie chce nas zaatakować, jest naszym</text:p>
      <text:p text:style-name="P4">przyjacielem. Mogą kłamać. Mogą też wydać nasz przy pierwszej możliwej</text:p>
      <text:p text:style-name="P4">okazji, dołączając do tych nag, które są już po stronie Sojuszu Północy.</text:p>
      <text:p text:style-name="P4">Poprawki”</text:p>
      <text:p text:style-name="P4">Przemyśl to jeszcze... Nie każdy, kto nie chce nas zaatakować, jest naszym</text:p>
      <text:p text:style-name="P4">przyjacielem. Mogą kłamać. Mogą też wydać nas przy pierwszej możliwej</text:p>
      <text:p text:style-name="P4">okazji, dołączając do tych nag, które są już po stronie Sojuszu Północy.</text:p>
      <text:p text:style-name="P4">EN</text:p>
      <text:p text:style-name="P5">You should reconsider this... <text:span text:style-name="T1">Not everyone who doesn’t want to attack is is our friend</text:span>. They may betray us <text:span text:style-name="T1">when the the first opportunity occurs</text:span>, joining that nagas <text:span text:style-name="T1">that </text:span><text:s/>are on the Northern Alliance side already.</text:p>
      <text:p text:style-name="P5"/>
      <text:p text:style-name="P4">PL</text:p>
      <text:p text:style-name="P4">Sss... Zamilcz, orku... Zamilcz, albo sprawię, że zamilkniesz na wieki...</text:p>
      <text:p text:style-name="P4">Jeśli trzeba, Ta Osoba złoży śluby. Ta Osoba przyrzeka na gwiazdy i węże, na</text:p>
      <text:p text:style-name="P4">truciznę i miecze, na czarną i czerwoną krew, że służyć będzie waszemu</text:p>
      <text:p text:style-name="P4">Wielkiemu Suwerenowi i odda się mu cała!</text:p>
      <text:p text:style-name="P4">Poprawki:</text:p>
      <text:p text:style-name="P4">Sss... Zamilcz, orku... Zamilcz, albo sprawię, że zamilkniesz na wieki...</text:p>
      <text:p text:style-name="P4">Jeśli trzeba, Ta Osoba złoży śluby. Ta Osoba przyrzeka na gwiazdy i węże, na</text:p>
      <text:p text:style-name="P4">truciznę i miecze, na czarną i czerwoną krew, że służyć będzie waszemu</text:p>
      <text:p text:style-name="P4">Wielkiemu Suwerenowi i odda się mu w całości!</text:p>
      <text:p text:style-name="P4">EN</text:p>
      <text:p text:style-name="Standard_20__28_user_29_"><text:span text:style-name="T9">Sss... </text:span><text:span text:style-name="T4">Silence, orc</text:span><text:span text:style-name="T9">... </text:span><text:span text:style-name="T4">Stay silent</text:span><text:span text:style-name="T9"> or I will make you silent </text:span><text:span text:style-name="T4">forever</text:span><text:span text:style-name="T9">... If it is</text:span></text:p>
      <text:p text:style-name="Standard_20__28_user_29_"><text:span text:style-name="T4">needed, She</text:span><text:span text:style-name="T9"> will make an oath. </text:span><text:span text:style-name="T4">She</text:span><text:span text:style-name="T9"> swears on the stars and</text:span></text:p>
      <text:p text:style-name="Standard_20__28_user_29_"><text:span text:style-name="T9">snakes, on the poison and swords, on the blood of black and red, that </text:span><text:span text:style-name="T4">She</text:span><text:span text:style-name="T9"> will</text:span></text:p>
      <text:p text:style-name="P5">serve your Great Sovereign and will give the whole of <text:span text:style-name="T1">Herself</text:span> to him.</text:p>
      <text:p text:style-name="P5"/>
      <text:p text:style-name="P4">PL</text:p>
      <text:p text:style-name="P4">Wodzu mój... Pozwól mi udzielić Ci rady... Podziemne karły również odczuły</text:p>
      <text:p text:style-name="P4">wpływ Złego Ducha, który pustoszy tę krainę. Są słabi... Możemy razem stawić</text:p>
      <text:p text:style-name="P4">im czoło, pokonując ich. Jest jednak inne rozwiązani. Ich strażnicy są</text:p>
      <text:p text:style-name="P4">nieliczni, a na większości korytarzy brakuje im wartowników. Możemy</text:p>
      <text:p text:style-name="P4">niepostrzeżenie dotrzeć na wschód, jeśli będziemy iść ostrożnie.</text:p>
      <text:p text:style-name="P4">Poprawki:</text:p>
      <text:p text:style-name="P4">Wodzu mój... Pozwól mi udzielić Ci rady... Podziemne karły również odczuły</text:p>
      <text:p text:style-name="P4">wpływ Złego Ducha, który pustoszy tę krainę. Są słabi... Możemy razem stawić</text:p>
      <text:p text:style-name="P4">im czoło, pokonując ich. Jest jednak inne rozwiązanie. Ich strażnicy są</text:p>
      <text:p text:style-name="P4">nieliczni, a na większości korytarzy brakuje wartowników. Możemy</text:p>
      <text:p text:style-name="P4">niepostrzeżenie dotrzeć na wschód, jeśli będziemy iść ostrożnie.</text:p>
      <text:p text:style-name="P4"><text:soft-page-break/>EN</text:p>
      <text:p text:style-name="Standard_20__28_user_29_"><text:span text:style-name="T9">My Chieftain... Let me give you </text:span><text:span text:style-name="T3">an</text:span><text:span text:style-name="T9"> </text:span><text:span text:style-name="T4">a piece of </text:span><text:span text:style-name="T9">advice... The </text:span><text:span text:style-name="T4">underground</text:span><text:span text:style-name="T9"> midgets were also</text:span></text:p>
      <text:p text:style-name="P4">influenced by the Evil Spirit that devastates this lands. They are weak...</text:p>
      <text:p text:style-name="Standard_20__28_user_29_"><text:span text:style-name="T9">Together</text:span><text:span text:style-name="T4">,</text:span><text:span text:style-name="T9"> we can face them and defeat them. But there is another way. Their</text:span></text:p>
      <text:p text:style-name="Standard_20__28_user_29_"><text:span text:style-name="T9">guards are few </text:span><text:span text:style-name="T4">and far between</text:span><text:span text:style-name="T9">, </text:span><text:span text:style-name="T4">their numbers are scarce in</text:span><text:span text:style-name="T9"> most of the corridors. We can reach east</text:span></text:p>
      <text:p text:style-name="P5"><text:span text:style-name="T1">unnoticed</text:span> if we <text:span text:style-name="T2">will</text:span> move carefully.</text:p>
      <text:p text:style-name="P5"/>
      <text:p text:style-name="P4">PL</text:p>
      <text:p text:style-name="P4">To dobra rada. Osobiście wolałbym nie brać udziału w walkach: warunki</text:p>
      <text:p text:style-name="P4">terenowe zdecydowanie im sprzyjają.</text:p>
      <text:p text:style-name="P4">Poprawki:</text:p>
      <text:p text:style-name="Standard_20__28_user_29_"><text:span text:style-name="T9">To dobra rada. Osobiście wolałbym nie brać udziału w walkach </text:span><text:span text:style-name="T6">— </text:span><text:span text:style-name="T9">warunki</text:span></text:p>
      <text:p text:style-name="P4">terenowe zdecydowanie sprzyjają krasnoludom.</text:p>
      <text:p text:style-name="P4">EN</text:p>
      <text:p text:style-name="Standard_20__28_user_29_"><text:span text:style-name="T9">That's </text:span><text:span text:style-name="T3">a</text:span><text:span text:style-name="T9"> good advice. Personally I would rather not participate in the fight </text:span><text:span text:style-name="T7">—</text:span><text:span text:style-name="T8"> </text:span><text:span text:style-name="T5">the </text:span><text:span text:style-name="T10">terrain is not suitable for that.</text:span></text:p>
      <text:p text:style-name="P5"/>
      <text:p text:style-name="P4">PL</text:p>
      <text:p text:style-name="P4">Dziękuję wam wszystkim za rady. Aidalo... Cokolwiek postąpię, chcę mieć Cię</text:p>
      <text:p text:style-name="P4">u swego boku. Bardzo cieszę się z tego spotkania. A teraz: w drogę!</text:p>
      <text:p text:style-name="P4">Poprawki:</text:p>
      <text:p text:style-name="P4">Dziękuję wam wszystkim za rady. Aidalo... Cokolwiek postanowię, chcę mieć Cię</text:p>
      <text:p text:style-name="P4">u swego boku. Bardzo cieszę się z tego spotkania. A teraz <text:span text:style-name="T6">—</text:span> w drogę!</text:p>
      <text:p text:style-name="P4">EN</text:p>
      <text:p text:style-name="Standard_20__28_user_29_"><text:span text:style-name="T9">Thank you all for your advice</text:span><text:span text:style-name="T3">s</text:span><text:span text:style-name="T9">. Aidala... Whatever I decide, I want you to</text:span></text:p>
      <text:p text:style-name="P5">be at my side. I am really glad that we've met. And now – onward<text:span text:style-name="T1">s</text:span>!</text:p>
      <text:p text:style-name="P5"/>
      <text:p text:style-name="P6">Spotkanie krasnoludów:</text:p>
      <text:p text:style-name="P6"/>
      <text:p text:style-name="P4">PL</text:p>
      <text:p text:style-name="P4">Giń, krasnoludzka poczwaro! To za wszystkich naszych wojowników, którzy</text:p>
      <text:p text:style-name="P4">umarli z waszych rąk!</text:p>
      <text:p text:style-name="P4">Poprawka (nie przypominam sobie, żebym widział ten dialog w scenariuszu, więc trzeba sprawdzić, czy jest związany z jakimś eventem, który nie wypalił):</text:p>
      <text:p text:style-name="P4">Giń, krasnoludzka poczwaro! To, za wszystkich naszych wojowników, którzy</text:p>
      <text:p text:style-name="P4">umarli z waszych rąk!</text:p>
      <text:p text:style-name="P4">EN</text:p>
      <text:p text:style-name="Standard_20__28_user_29_"><text:span text:style-name="T9">Die, you dwarven monster! This is for all our warriors slain by your </text:span><text:span text:style-name="T4">brethren</text:span><text:span text:style-name="T9">!</text:span></text:p>
      <text:p text:style-name="P5"/>
      <text:p text:style-name="P4">PL</text:p>
      <text:p text:style-name="P4">Na tysiąc beczek piwa i tonę wieprzowiny! To orkowie! Zadąć w rogi! Orkowie</text:p>
      <text:p text:style-name="P4">atakują nasze ziemię!</text:p>
      <text:p text:style-name="P4">Poprawki:</text:p>
      <text:p text:style-name="P4">Na tysiąc beczek piwa i tonę wieprzowiny! To orkowie! Zadąć w rogi! Orkowie</text:p>
      <text:p text:style-name="P4">atakują nasze ziemie!</text:p>
      <text:p text:style-name="P4">EN</text:p>
      <text:p text:style-name="Standard_20__28_user_29_"><text:span text:style-name="T9">For one thousand barrels of bear and a ton of pork</text:span><text:span text:style-name="T4">’s sake</text:span><text:span text:style-name="T9">! These are orcs! Blow</text:span></text:p>
      <text:p text:style-name="P5"><text:span text:style-name="T2">into</text:span> the horns! Orcs are attacking our lands!</text:p>
      <text:p text:style-name="P5"/>
      <text:p text:style-name="P4">PL</text:p>
      <text:p text:style-name="P4">W rogi?! Natychmiast niech ktoś zacznie bić w bębny! Do ataku!</text:p>
      <text:p text:style-name="P4">Poprawki:</text:p>
      <text:p text:style-name="P4"><text:soft-page-break/>W rogi?! Natychmiast zacznijcie bić w bębny! Do ataku!</text:p>
      <text:p text:style-name="P4">EN</text:p>
      <text:p text:style-name="P5"><text:span text:style-name="T2">Into</text:span> <text:span text:style-name="T1">The</text:span> horns?! Somebody immediately start beating <text:span text:style-name="T2">in </text:span><text:span text:style-name="T1">the</text:span> drums! <text:span text:style-name="T2">To the</text:span> attack!</text:p>
      <text:p text:style-name="P5"/>
      <text:p text:style-name="P6">Zabranie amuletu:</text:p>
      <text:p text:style-name="P6"/>
      <text:p text:style-name="P4">PL</text:p>
      <text:p text:style-name="P4">Mam tylko nadzieję, że nie będziesz mówić tak jak tamten duch. Urywane</text:p>
      <text:p text:style-name="P4">zdania nie są w twoim stylu, kuzynie. Powinniśmy już ruszać dalej.</text:p>
      <text:p text:style-name="P4">Poprawki</text:p>
      <text:p text:style-name="P4">Mam tylko nadzieję, że nie będziesz mówić tak, jak tamten duch. Urywane</text:p>
      <text:p text:style-name="P4">zdania nie są w twoim stylu, kuzynie. Powinniśmy już ruszać dalej.</text:p>
      <text:p text:style-name="P4">EN</text:p>
      <text:p text:style-name="Standard_20__28_user_29_"><text:span text:style-name="T9">I only hope that you won't </text:span><text:span text:style-name="T4">speak</text:span><text:span text:style-name="T9"> like </text:span><text:span text:style-name="T4">that</text:span><text:span text:style-name="T9"> ghost </text:span><text:span text:style-name="T3">did</text:span><text:span text:style-name="T9">. </text:span><text:span text:style-name="T4">Unfinished</text:span><text:span text:style-name="T9"> sentences aren't</text:span></text:p>
      <text:p text:style-name="P5">in your style, cousin. We should already move forward.</text:p>
      <text:p text:style-name="P5"/>
      <text:p text:style-name="P5"/>
      <text:p text:style-name="P6">SCENARIUSZ SIÓDMY:</text:p>
      <text:p text:style-name="P6"/>
      <text:p text:style-name="P6">Prolog:</text:p>
      <text:p text:style-name="P6"/>
      <text:p text:style-name="P4">PL</text:p>
      <text:p text:style-name="P4">Sam Marbus spędzał coraz mniej czasu wśród swoich towarzyszy, skupiając</text:p>
      <text:p text:style-name="P4">wokół siebie niewielką grupkę doradców i najznamienitszych wojowników, a</text:p>
      <text:p text:style-name="P4">także tych nielicznych, którzy zapoznali się z kulturą i filozofią</text:p>
      <text:p text:style-name="P4">krasnoludów. Mieli oni za zadanie wybierać takie drogi, by unikać spotkań z</text:p>
      <text:p text:style-name="P4">o wiele bardziej licznymi siłami nieprzyjaciela.</text:p>
      <text:p text:style-name="P4">PL</text:p>
      <text:p text:style-name="P4">Sam Marbus spędzał coraz mniej czasu wśród swoich towarzyszy, skupiając</text:p>
      <text:p text:style-name="P4">wokół siebie niewielką grupkę doradców i najznamienitszych wojowników, a</text:p>
      <text:p text:style-name="P4">także tych nielicznych, którzy zapoznali się z kulturą i filozofią</text:p>
      <text:p text:style-name="P4">krasnoludów. Mieli oni za zadanie wybierać takie drogi, by unikać spotkań z</text:p>
      <text:p text:style-name="P4">o wiele liczniejszymi siłami nieprzyjaciela.</text:p>
      <text:p text:style-name="P4">EN</text:p>
      <text:p text:style-name="Standard_20__28_user_29_"><text:span text:style-name="T9">Marbus himself </text:span><text:span text:style-name="T4">was</text:span><text:span text:style-name="T9"> spending less </text:span><text:span text:style-name="T4">and</text:span><text:span text:style-name="T9"> less time with his companions,</text:span></text:p>
      <text:p text:style-name="Standard_20__28_user_29_"><text:span text:style-name="T9">instead he </text:span><text:span text:style-name="T3">had</text:span><text:span text:style-name="T9"> gathered around himself a small group of advisors,</text:span><text:span text:style-name="T4"> the</text:span><text:span text:style-name="T9"> greatest</text:span></text:p>
      <text:p text:style-name="P4">warriors and those who familiarized themselves with the culture and</text:p>
      <text:p text:style-name="Standard_20__28_user_29_"><text:span text:style-name="T9">philosophy of dwarves. Their task was to choose </text:span><text:span text:style-name="T4">the </text:span><text:span text:style-name="T9">safe</text:span><text:span text:style-name="T4">st</text:span><text:span text:style-name="T9"> ways </text:span><text:span text:style-name="T4">so as</text:span><text:span text:style-name="T9"> to evade</text:span></text:p>
      <text:p text:style-name="P5"><text:span text:style-name="T1">encounters</text:span> with <text:span text:style-name="T2">the</text:span> much stronger enemy forces.</text:p>
      <text:p text:style-name="P5"/>
      <text:p text:style-name="P4">PL</text:p>
      <text:p text:style-name="P4">Mroki tych miejsc nie wpływały dobrze na relacje międzyklanowe. Kilka razy</text:p>
      <text:p text:style-name="P4">zdarzyły się poważniejsze bójki, zginęli orkowie. Prowodyrów szybko</text:p>
      <text:p text:style-name="P4">wytropiono i postawiono przed Wielkim Suwerenem, który za radą Gewolda</text:p>
      <text:p text:style-name="P4">skorzystał z praw wojennych i nakazał ich powiesić. Następnie nagi</text:p>
      <text:p text:style-name="P4">pociągnęły ciała wgłąb podziemnych rzek, gdzie przykryto je kamieniami. Taka</text:p>
      <text:p text:style-name="P4">śmierć była największą hańbą dla orka i jego rodziny. Po tym incydencie</text:p>
      <text:p text:style-name="P4">Horda nie walczyła już miedzy sobą.</text:p>
      <text:p text:style-name="P4">Poprawki:</text:p>
      <text:p text:style-name="P4">Mroki tych miejsc nie wpływały dobrze na relacje międzyklanowe. Kilka razy</text:p>
      <text:p text:style-name="P4">zdarzyły się poważniejsze bójki, zginęli orkowie. Prowodyrów szybko</text:p>
      <text:p text:style-name="P4">wytropiono i postawiono przed Wielkim Suwerenem, który za radą Gewolda</text:p>
      <text:p text:style-name="P4"><text:soft-page-break/>skorzystał z praw wojennych i nakazał ich powiesić. Następnie nagi</text:p>
      <text:p text:style-name="P4">pociągnęły ciała wgłąb podziemnych rzek, gdzie przykryto je kamieniami. Taka</text:p>
      <text:p text:style-name="P4">śmierć była największą hańbą dla orka i jego rodziny. Po tym incydencie</text:p>
      <text:p text:style-name="P4">Horda nie walczyła już między sobą.</text:p>
      <text:p text:style-name="P4">EN</text:p>
      <text:p text:style-name="Standard_20__28_user_29_"><text:span text:style-name="T4">The</text:span><text:span text:style-name="T9"> Gloom of this place </text:span><text:span text:style-name="T4">had</text:span><text:span text:style-name="T9"> a grim impact on the clan</text:span><text:span text:style-name="T4">s’</text:span><text:span text:style-name="T9"> </text:span><text:span text:style-name="T4">connections</text:span><text:span text:style-name="T9">. <text:s/></text:span><text:span text:style-name="T4">A few</text:span></text:p>
      <text:p text:style-name="Standard_20__28_user_29_"><text:span text:style-name="T9">serious fights took place, some orcs died. </text:span><text:span text:style-name="T4">The</text:span><text:span text:style-name="T9"> Culprits were quickly tracked </text:span><text:span text:style-name="T4">down </text:span><text:span text:style-name="T9">and</text:span></text:p>
      <text:p text:style-name="Standard_20__28_user_29_"><text:span text:style-name="T9">judged by the Great Souvereign who</text:span><text:span text:style-name="T4">,</text:span><text:span text:style-name="T9"> </text:span><text:span text:style-name="T4">advised</text:span><text:span text:style-name="T9"> by Gewold, decided to </text:span><text:span text:style-name="T4">make use of the</text:span></text:p>
      <text:p text:style-name="Standard_20__28_user_29_"><text:span text:style-name="T4">war laws</text:span><text:span text:style-name="T9"> and </text:span><text:span text:style-name="T4">ordered to </text:span><text:span text:style-name="T9">hang them. After that, nagas dragged the bodies</text:span></text:p>
      <text:p text:style-name="Standard_20__28_user_29_"><text:span text:style-name="T9">into underground rivers, </text:span><text:span text:style-name="T4">and </text:span><text:span text:style-name="T9">then covered them </text:span><text:span text:style-name="T4">with</text:span><text:span text:style-name="T9"> rocks. Such death was the</text:span></text:p>
      <text:p text:style-name="Standard_20__28_user_29_"><text:span text:style-name="T4">uttermost</text:span><text:span text:style-name="T9"> </text:span><text:span text:style-name="T3">possible</text:span><text:span text:style-name="T9"> </text:span><text:span text:style-name="T4">dishonour</text:span><text:span text:style-name="T9"> for an orc and his family. Knowing the price of</text:span></text:p>
      <text:p text:style-name="P5"><text:span text:style-name="T1">disloyalty, the</text:span> Horde did not have any more internal struggles from then on.</text:p>
      <text:p text:style-name="P5"/>
      <text:p text:style-name="P6">Dialog z krasnoludamy:</text:p>
      <text:p text:style-name="P6"/>
      <text:p text:style-name="P4">PL</text:p>
      <text:p text:style-name="P4">Powiedzieć, że należysz do Sojuszu Północy i musisz przedostać się przez te</text:p>
      <text:p text:style-name="P4">tunele</text:p>
      <text:p text:style-name="P4">PL</text:p>
      <text:p text:style-name="P4">Powiedzieć, że należysz do Sojuszu Północy i musisz przedostać się przez te</text:p>
      <text:p text:style-name="P4">tunele.</text:p>
      <text:p text:style-name="P4">EN</text:p>
      <text:p text:style-name="P4">Tell them that you belong to the Northern Alliance and need to pass through</text:p>
      <text:p text:style-name="P5">these tunnels</text:p>
      <text:p text:style-name="P5"/>
      <text:p text:style-name="P4">PL</text:p>
      <text:p text:style-name="P4">Powiedzieć, że jesteś przywódcą Wielkiej Hordy i przedostaniesz się przez te</text:p>
      <text:p text:style-name="P4">tunele siłą</text:p>
      <text:p text:style-name="P4">Poprawki:</text:p>
      <text:p text:style-name="P4">Powiedzieć, że jesteś przywódcą Wielkiej Hordy i przedostaniesz się przez te</text:p>
      <text:p text:style-name="P4">tunele siłą.</text:p>
      <text:p text:style-name="P4">EN</text:p>
      <text:p text:style-name="P4">Tell them that you are the leader of the Great Horde and will force your</text:p>
      <text:p text:style-name="P5"><text:span text:style-name="T1">way</text:span> through these tunnels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Andale Sans UI1" svg:font-family="'Andale Sans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de" fo:country="DE" style:letter-kerning="true" style:font-name-asian="Andale Sans UI1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2M19S</meta:editing-duration>
    <meta:editing-cycles>7</meta:editing-cycles>
    <meta:generator>OpenOffice/4.1.1$Win32 OpenOffice.org_project/411m6$Build-9775</meta:generator>
    <dc:date>2017-11-25T20:51:44.35</dc:date>
    <dc:creator>Adrian Pezda</dc:creator>
    <meta:document-statistic meta:table-count="0" meta:image-count="0" meta:object-count="0" meta:page-count="6" meta:paragraph-count="255" meta:word-count="2002" meta:character-count="12167"/>
    <meta:user-defined meta:name="Info 1"/>
    <meta:user-defined meta:name="Info 2"/>
    <meta:user-defined meta:name="Info 3"/>
    <meta:user-defined meta:name="Info 4"/>
  </office:meta>
</office:document-meta>
</file>